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d2fc" officeooo:paragraph-rsid="001ed2fc"/>
    </style:style>
    <style:style style:name="P2" style:family="paragraph" style:parent-style-name="Standard">
      <style:text-properties officeooo:paragraph-rsid="00217e36"/>
    </style:style>
    <style:style style:name="P3" style:family="paragraph" style:parent-style-name="Standard">
      <style:text-properties officeooo:paragraph-rsid="00226c80"/>
    </style:style>
    <style:style style:name="P4" style:family="paragraph" style:parent-style-name="Standard">
      <style:text-properties officeooo:rsid="00226c80" officeooo:paragraph-rsid="00226c80"/>
    </style:style>
    <style:style style:name="P5" style:family="paragraph" style:parent-style-name="Standard">
      <style:text-properties officeooo:paragraph-rsid="0023243c"/>
    </style:style>
    <style:style style:name="P6" style:family="paragraph" style:parent-style-name="Standard">
      <style:text-properties officeooo:rsid="0023243c" officeooo:paragraph-rsid="0023243c"/>
    </style:style>
    <style:style style:name="P7" style:family="paragraph" style:parent-style-name="Standard">
      <style:text-properties officeooo:paragraph-rsid="00233a4e"/>
    </style:style>
    <style:style style:name="P8" style:family="paragraph" style:parent-style-name="Standard">
      <style:text-properties officeooo:rsid="0024e90a" officeooo:paragraph-rsid="0024e90a"/>
    </style:style>
    <style:style style:name="P9" style:family="paragraph" style:parent-style-name="Standard">
      <style:text-properties officeooo:rsid="0026ab72" officeooo:paragraph-rsid="0026ab72"/>
    </style:style>
    <style:style style:name="P10" style:family="paragraph" style:parent-style-name="Standard">
      <style:text-properties officeooo:paragraph-rsid="0026ab72"/>
    </style:style>
    <style:style style:name="P11" style:family="paragraph" style:parent-style-name="Standard">
      <style:text-properties officeooo:paragraph-rsid="0027adce"/>
    </style:style>
    <style:style style:name="P12" style:family="paragraph" style:parent-style-name="Standard">
      <style:text-properties officeooo:rsid="0027adce" officeooo:paragraph-rsid="0027adce"/>
    </style:style>
    <style:style style:name="P13" style:family="paragraph" style:parent-style-name="Standard">
      <style:text-properties officeooo:rsid="00286e5f" officeooo:paragraph-rsid="00286e5f"/>
    </style:style>
    <style:style style:name="P14" style:family="paragraph" style:parent-style-name="Standard">
      <style:text-properties officeooo:paragraph-rsid="002981e9"/>
    </style:style>
    <style:style style:name="P15" style:family="paragraph" style:parent-style-name="Standard">
      <style:text-properties officeooo:rsid="002981e9" officeooo:paragraph-rsid="002981e9"/>
    </style:style>
    <style:style style:name="P16" style:family="paragraph" style:parent-style-name="Standard">
      <style:text-properties officeooo:paragraph-rsid="002ae92f"/>
    </style:style>
    <style:style style:name="P17" style:family="paragraph" style:parent-style-name="Standard">
      <style:text-properties officeooo:rsid="002ae92f" officeooo:paragraph-rsid="002ae92f"/>
    </style:style>
    <style:style style:name="P18" style:family="paragraph" style:parent-style-name="Standard">
      <style:text-properties officeooo:rsid="002ae92f" officeooo:paragraph-rsid="002c03cb"/>
    </style:style>
    <style:style style:name="P19" style:family="paragraph" style:parent-style-name="Standard">
      <style:text-properties officeooo:paragraph-rsid="002c6784"/>
    </style:style>
    <style:style style:name="P20" style:family="paragraph" style:parent-style-name="Standard">
      <style:text-properties officeooo:rsid="002c6784" officeooo:paragraph-rsid="002c6784"/>
    </style:style>
    <style:style style:name="T1" style:family="text">
      <style:text-properties fo:font-style="italic" officeooo:rsid="002e03ec" style:font-style-asian="italic" style:font-style-complex="italic"/>
    </style:style>
    <style:style style:name="T2" style:family="text">
      <style:text-properties fo:font-style="normal" officeooo:rsid="002e03ec" style:font-style-asian="normal" style:font-style-complex="normal"/>
    </style:style>
    <style:style style:name="T3" style:family="text">
      <style:text-properties officeooo:rsid="00226c80"/>
    </style:style>
    <style:style style:name="T4" style:family="text">
      <style:text-properties officeooo:rsid="00286e5f"/>
    </style:style>
    <style:style style:name="T5" style:family="text">
      <style:text-properties officeooo:rsid="002981e9"/>
    </style:style>
    <style:style style:name="T6" style:family="text">
      <style:text-properties officeooo:rsid="002ae92f"/>
    </style:style>
    <style:style style:name="T7" style:family="text">
      <style:text-properties officeooo:rsid="002c03cb"/>
    </style:style>
    <style:style style:name="T8" style:family="text">
      <style:text-properties officeooo:rsid="002e03ec"/>
    </style:style>
    <style:style style:name="T9" style:family="text">
      <style:text-properties officeooo:rsid="002e17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viewer #2: Thank you for the opportunity to review the paper by Thomas et al. It's generally a nicely done study that places endophytes in the context of spatial and environmental factors, hosts, and tissue types (wood, leaves). Generally the work is solid and the stats top-quality. Most of my suggestions are cosmetic.<text:line-break/><text:line-break/>- Please try to avoid 'nouns stacked up as modifiers' like this: leaf fungal endophyte amplicon library preparations</text:p>
      <text:p text:style-name="P2"/>
      <text:p text:style-name="P3"><text:span text:style-name="T9">We removed the examples of this we could find.</text:span><text:line-break/><text:line-break/>- Can the description of the FDP be shortened given the existence of previously published information?<text:line-break/></text:p>
      <text:p text:style-name="P4">Section has been shortened.</text:p>
      <text:p text:style-name="P3"/>
      <text:p text:style-name="P3">- Where possible avoid single-sentence paragraphs (as in results)</text:p>
      <text:p text:style-name="P3"/>
      <text:p text:style-name="P5"><text:span text:style-name="T9">We removed the examples of this we could find.</text:span></text:p>
      <text:p text:style-name="P5"/>
      <text:p text:style-name="P5">- The results regarding  'Environmental effects on endophyte community composition' are difficult for me to understand/read.</text:p>
      <text:p text:style-name="P5"/>
      <text:p text:style-name="P6"><text:span text:style-name="T9">We</text:span>’ve tried to condense and clarify, <text:span text:style-name="T9">W</text:span>e hoped this helped.</text:p>
      <text:p text:style-name="P5"/>
      <text:p text:style-name="P5">- In general the authors do a nice job of not over-inferring causality from the observational study, but occasionally that still comes through (e.g., environmental effects on). I suggest softening the language here and throughout, perhaps to match that used in the text of the preceding paragraph (Host species is the strongest predictor'...).</text:p>
      <text:p text:style-name="P5"/>
      <text:p text:style-name="P15">Agreed, changed. </text:p>
      <text:p text:style-name="P10"/>
      <text:p text:style-name="P16">- In general the results are often described more in terms of statistics than biological inference. The authors are terrific biologists, so I would encourage them to read this from the biological perspective and, using their good judgment to not over-infer/overstate biological stories (they're great about this), try to help the average endophyte biologist get to the biology presented here.</text:p>
      <text:p text:style-name="P16"/>
      <text:p text:style-name="P18">Agreed. This paper is heavy on statistics and light on biology. <text:s/>Unfortunately, we have to be honest about the limitations of the techniques. This paper is a report of results from a high-throughput ITS survey of fungal endophytes. <text:s/>With this kind of data, most ecological conclusions must be drawn from broad, community-dissimilarity-based patterns. With medium and large community data, conclusions often have to be gleaned using tools that are not familiar for many biologists – eigenanalyses of various sorts, <text:span text:style-name="T7">and complex</text:span> spatial tools. Other, simpler and more classical statistical techniques are typically very inappropriate. <text:s/><text:span text:style-name="T7">Another</text:span> of the main drawbacks to this kind of survey is that inevitably many species remain anonymous. <text:span text:style-name="T7">And often</text:span> the<text:span text:style-name="T7">se kind of</text:span> data <text:span text:style-name="T7">are</text:span> massively noisy and rarely produce a simple message. Th<text:span text:style-name="T7">e result of all this</text:span> is <text:span text:style-name="T7">a type of study that can be </text:span>very unsatisfying to most mycologists. Most of us would prefer to be counting <text:span text:style-name="T9">mushrooms/stromata</text:span>, <text:span text:style-name="T7">culturing our organisms, etc. But there are some important and basic questions concerning fungi that are best addressed through <text:s/>these means. <text:s/>We should note that another report from this data is in-progress that focuses on patterns of Xylariaceae, on both the forest floor and in the canopy – the authors are pursuing more organisms-</text:span><text:soft-page-break/><text:span text:style-name="T7">focused questions from this dataset! But here we are using this dataset to vet some broad theoretical ecological questions.</text:span></text:p>
      <text:p text:style-name="P17"/>
      <text:p text:style-name="P19">- The summary comparison could be the first paragraph of the discussion instead of appended on the results.</text:p>
      <text:p text:style-name="P19"/>
      <text:p text:style-name="P20">It is reviewed/summarized in the first paragraph of the conclusion. Hopefully the redundancy isn’t too much. </text:p>
      <text:p text:style-name="P19"><text:line-break/>- I'm not a huge fan of the trend to use 'catchy titles with colons' when a scientifically descriptive title might be more effective.</text:p>
      <text:p text:style-name="P10"/>
      <text:p text:style-name="P9">Title is changed.</text:p>
      <text:p text:style-name="P11"/>
      <text:p text:style-name="P11">- I suggest being a little careful in the discussion to not over-focus on the peculiarities of the FDP or this study in a way that really limits the scope of inference. The hill may be important indeed, but in the absence of a control or other context, does that broaden the study as written? Consider retooling here to help others appreciate and apply your work to improving their own. I also think that getting into neutral factors may be a bit far abroad for the study as presented here.</text:p>
      <text:p text:style-name="P11"/>
      <text:p text:style-name="P12">Hilltop references have mostly been removed. <text:span text:style-name="T9">We would prefer to keep in the mention of neutral processes. </text:span>Discussion of neutral <text:span text:style-name="T5">processes</text:span> <text:span text:style-name="T4">is</text:span> inevitable when environmental data falls short of explaining spatial patterns, <text:span text:style-name="T5">and </text:span>we<text:span text:style-name="T4"> have added language to <text:s/>be straightforward about our inability to test <text:s/>such ideas. When we point out the importance of <text:s/>southwestern valley as the only region of the plot where a core may be establishing in leaves. this is an implicit reference to neutral processes. <text:s/>Regardless of the niches of our core microbes, we <text:s/>suggest that perhaps it is merely protection from change that is allowing the microbiome of a host to begin developing some local structure. <text:s/>It is useful to at least mention this, and to be open about the theoretical framework being referenced. <text:s text:c="2"/>We would love to devote more space to developing these concepts, but the discussion is probably already too lengthy. </text:span></text:p>
      <text:p text:style-name="P13"/>
      <text:p text:style-name="P14">- I wonder if it would be useful for the nested diagram in Fig 1 to be proportional to otu or other measures.</text:p>
      <text:p text:style-name="P14"/>
      <text:p text:style-name="P15"><text:span text:style-name="T9">There may be</text:span> a little confusion on figure numbers. Fig. 1 in both the revised and original manuscript is a physical map. Some clarification is needed here. </text:p>
      <text:p text:style-name="P15"/>
      <text:p text:style-name="P14"><text:line-break/>- In the upper panel of Fig 5, any reason not to remove the outlier and re-analyze? Ditto with the odd host in Fig 6? (Recentering partially addresses this, but the analysis may be more informative if repeated w/ and w/o that species, with supplements used to good effect).</text:p>
      <text:p text:style-name="P7"/>
      <text:p text:style-name="P8">As mentioned <text:span text:style-name="T5">elsewhere</text:span>, <text:span text:style-name="T9">we</text:span> had to rebuild <text:span text:style-name="T9">the</text:span> bioinforamtics pipeline, due to a loss of data. While <text:span text:style-name="T6">re</text:span>doing this we modified my contaminant removal process, using slightly more stringent method. This process resulted in cleaner NMS graphic in both cases, hopefully resolving this issue. </text:p>
      <text:p text:style-name="P7"/>
      <text:p text:style-name="P7">- Interesting that the core mycobiome contains lots of common genera that show up all the time in endophyte studies. Maybe a comment on this?</text:p>
      <text:p text:style-name="P7"/>
      <text:p text:style-name="P9"><text:soft-page-break/>As mentioned, we had to <text:s/>rebuild the bioinformatic and statistical pipelines. This time, the high-thoughput taxonomic assignments become much less certain using UTAX, so we manually blasted the core OTUs against UNITE. This gave me finer control over the quality cutoffs for the match, and showed <text:span text:style-name="T8">me </text:span>that most of the assignments of the core OTUs were very low confidence, so we had to discard them. <text:span text:style-name="T8">Many of the genera were removed from the taxonomy table.</text:span> <text:span text:style-name="T1">Phyllostica </text:span><text:span text:style-name="T2">remained, however, so the reviewer’s comment is still pertinent. </text:span>Specifics are in the scripts, and some language has been added to the conclusion. </text:p>
      <text:p text:style-name="P7"/>
      <text:p text:style-name="P10">- Throughout, the language could be a little more linear. Nested clauses/etc. are sometimes a bit more prevalent than necessary.</text:p>
      <text:p text:style-name="P10"/>
      <text:p text:style-name="P9"><text:span text:style-name="T9">We</text:span>’ve tried to improve this (but <text:span text:style-name="T9">we</text:span> can’t help it, <text:span text:style-name="T8">at least one of the authors</text:span> often think<text:span text:style-name="T8">s</text:span>, - and speak<text:span text:style-name="T8">s</text:span> - in a very nest<text:span text:style-name="T8">ed</text:span> manner). :) </text:p>
      <text:p text:style-name="P9"/>
      <text:p text:style-name="P10">- Where possible I think figures could be combined and/or set up in a way to more clearly emphasize the key, generalizable results of the paper. Supplements could be used effectively to focus the paper more.</text:p>
      <text:p text:style-name="P10"/>
      <text:p text:style-name="P9">I’ve moved several figures to supplements, and removed others. </text:p>
      <text:p text:style-name="P10"><text:line-break/>- Overall the paper is nice, and I think the text would benefit from a 'step-back-and-read' to be sure the authors' key points are clear.</text:p>
      <text:p text:style-name="P1"/>
      <text:p text:style-name="P9">Agreed, we have struggled with the process of <text:span text:style-name="T5">interpreting the </text:span>really <text:span text:style-name="T5">large</text:span> <text:span text:style-name="T5">and noisy </text:span>data<text:span text:style-name="T5">set</text:span> in<text:span text:style-name="T5">to</text:span> a single cohesive story without oversimplifying, but <text:span text:style-name="T5">also </text:span>without confusing the <text:span text:style-name="T5">reader. So we erred on the side of confusing the reader. In these revisions we have simplified manuscript as best as we can, though it remains a statistically heavy paper. we hope the situation is somewhat improved by these edi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13:58:15.992631760</meta:creation-date>
    <dc:date>2018-08-26T23:00:17.819200566</dc:date>
    <meta:editing-duration>PT7M43S</meta:editing-duration>
    <meta:editing-cycles>3</meta:editing-cycles>
    <meta:generator>LibreOffice/5.1.6.2$Linux_X86_64 LibreOffice_project/10m0$Build-2</meta:generator>
    <meta:document-statistic meta:table-count="0" meta:image-count="0" meta:object-count="0" meta:page-count="3" meta:paragraph-count="29" meta:word-count="1234" meta:character-count="7528" meta:non-whitespace-character-count="6291"/>
  </office:meta>
</office:document-meta>
</file>